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margin-left="0cm" fo:margin-right="0cm" fo:margin-top="0cm" fo:margin-bottom="0.282cm" style:contextual-spacing="true" fo:text-indent="0cm" style:auto-text-indent="false"/>
    </style:style>
    <style:style style:name="P3" style:family="paragraph" style:parent-style-name="List_20_Paragraph">
      <style:paragraph-properties fo:margin-left="0cm" fo:margin-right="0cm" fo:margin-top="0cm" fo:margin-bottom="0.282cm" style:contextual-spacing="true" fo:text-indent="0cm" style:auto-text-indent="false"/>
    </style:style>
    <style:style style:name="P4"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5" style:family="paragraph" style:parent-style-name="Standard" style:master-page-name="Standard">
      <style:paragraph-properties style:page-number="auto"/>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WWNum3">
      <style:text-properties fo:font-weight="normal" style:font-weight-asian="normal" style:font-weight-complex="normal"/>
    </style:style>
    <style:style style:name="P9" style:family="paragraph" style:parent-style-name="Standard" style:list-style-name="WWNum5">
      <style:text-properties fo:font-weight="normal" style:font-weight-asian="normal" style:font-weight-complex="normal"/>
    </style:style>
    <style:style style:name="P10" style:family="paragraph" style:parent-style-name="Standard" style:list-style-name="WWNum4">
      <style:text-properties fo:font-weight="normal" style:font-weight-asian="normal" style:font-weight-complex="normal"/>
    </style:style>
    <style:style style:name="P11" style:family="paragraph" style:parent-style-name="Standard" style:list-style-name="WWNum6">
      <style:text-properties fo:font-weight="normal" style:font-weight-asian="normal" style:font-weight-complex="normal"/>
    </style:style>
    <style:style style:name="P12" style:family="paragraph" style:parent-style-name="Standard" style:list-style-name="WWNum7">
      <style:text-properties fo:font-weight="normal" style:font-weight-asian="normal" style:font-weight-complex="normal"/>
    </style:style>
    <style:style style:name="P13" style:family="paragraph" style:parent-style-name="Standard" style:list-style-name="WWNum8">
      <style:text-properties fo:font-weight="normal" style:font-weight-asian="normal" style:font-weight-complex="normal"/>
    </style:style>
    <style:style style:name="P14" style:family="paragraph" style:parent-style-name="Standard" style:list-style-name="WWNum6"/>
    <style:style style:name="P15" style:family="paragraph" style:parent-style-name="Standard" style:list-style-name="WWNum8">
      <style:text-properties officeooo:rsid="00085d1a" officeooo:paragraph-rsid="00085d1a"/>
    </style:style>
    <style:style style:name="P16" style:family="paragraph" style:parent-style-name="Standard">
      <style:text-properties fo:font-weight="bold" style:font-weight-asian="bold"/>
    </style:style>
    <style:style style:name="P1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8" style:family="paragraph" style:parent-style-name="Text_20_body" style:list-style-name="WWNum3"/>
    <style:style style:name="P19" style:family="paragraph" style:parent-style-name="Text_20_body" style:list-style-name="WWNum3">
      <style:text-properties officeooo:rsid="00060a57" officeooo:paragraph-rsid="00060a57"/>
    </style:style>
    <style:style style:name="P20" style:family="paragraph" style:parent-style-name="Text_20_body" style:list-style-name="WWNum3">
      <style:text-properties officeooo:rsid="000b29eb" officeooo:paragraph-rsid="000b29eb"/>
    </style:style>
    <style:style style:name="P21" style:family="paragraph" style:parent-style-name="List_20_Paragraph" style:list-style-name="WWNum1"/>
    <style:style style:name="P22" style:family="paragraph" style:parent-style-name="List_20_Paragraph" style:list-style-name="WWNum2"/>
    <style:style style:name="P23"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24" style:family="paragraph" style:parent-style-name="List_20_Paragraph" style:list-style-name="WWNum2">
      <style:paragraph-properties fo:margin-top="0cm" fo:margin-bottom="0.282cm" style:contextual-spacing="true"/>
    </style:style>
    <style:style style:name="P25"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T1" style:family="text">
      <style:text-properties style:font-name="Wingdings"/>
    </style:style>
    <style:style style:name="T2" style:family="text">
      <style:text-properties fo:font-weight="normal" style:font-weight-asian="normal" style:font-weight-complex="normal"/>
    </style:style>
    <style:style style:name="T3" style:family="text">
      <style:text-properties fo:font-weight="normal" officeooo:rsid="00060a57" style:font-weight-asian="normal" style:font-weight-complex="normal"/>
    </style:style>
    <style:style style:name="T4" style:family="text">
      <style:text-properties fo:font-weight="normal" officeooo:rsid="00096af1" style:font-weight-asian="normal"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normal" style:font-style-asian="italic" style:font-weight-asian="normal" style:font-weight-complex="norm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style:language-asian="en" style:country-asian="GB"/>
    </style:style>
    <style:style style:name="T10" style:family="text">
      <style:text-properties fo:language="en" fo:country="GB" fo:font-weight="normal" style:language-asian="en" style:country-asian="GB" style:font-weight-asian="normal" style:font-weight-complex="normal"/>
    </style:style>
    <style:style style:name="T11" style:family="text">
      <style:text-properties officeooo:rsid="00060a57"/>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096af1" style:font-weight-asian="normal" style:font-weight-complex="normal"/>
    </style:style>
    <style:style style:name="T15" style:family="text">
      <style:text-properties officeooo:rsid="00079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resting stuff for the Major project in hardware acceleration of machine learning algorithms</text:p>
      <text:p text:style-name="Standard">Get started with DNNs in GPUs <text:a xlink:type="simple" xlink:href="https://developer.nvidia.com/deep-learning"><text:span text:style-name="Internet_20_link">https://developer.nvidia.com/deep-learning</text:span></text:a></text:p>
      <text:p text:style-name="Standard">Deep Learning courses <text:a xlink:type="simple" xlink:href="https://developer.nvidia.com/deep-learning-courses"><text:span text:style-name="Internet_20_link">https://developer.nvidia.com/deep-learning-courses</text:span></text:a></text:p>
      <text:p text:style-name="Standard">Accelerated computing GPU training <text:a xlink:type="simple" xlink:href="https://developer.nvidia.com/accelerated-computing-training"><text:span text:style-name="Internet_20_link">https://developer.nvidia.com/accelerated-computing-training</text:span></text:a></text:p>
      <text:p text:style-name="Standard">Machine Learning NVIDIA papers and videos <text:a xlink:type="simple" xlink:href="http://www.nvidia.com/object/machine-learning.html"><text:span text:style-name="Internet_20_link">http://www.nvidia.com/object/machine-learning.html</text:span></text:a></text:p>
      <text:p text:style-name="Standard">cuDNN – NVIDIA Deep Learning library for GPU <text:a xlink:type="simple" xlink:href="https://developer.nvidia.com/cudnn"><text:span text:style-name="Internet_20_link">https://developer.nvidia.com/cudnn</text:span></text:a></text:p>
      <text:p text:style-name="Standard">Basic tutorials around FPGAs and products: <text:a xlink:type="simple" xlink:href="https://embeddedmicro.com/tutorials"><text:span text:style-name="Internet_20_link">https://embeddedmicro.com/tutorials</text:span></text:a></text:p>
      <text:p text:style-name="Standard">FPGA projects and info: <text:a xlink:type="simple" xlink:href="http://www.fpga4fun.com/"><text:span text:style-name="Internet_20_link">http://www.fpga4fun.com/</text:span></text:a></text:p>
      <text:p text:style-name="Standard">Deep Learning info and reading list: <text:a xlink:type="simple" xlink:href="http://deeplearning.net/"><text:span text:style-name="Internet_20_link">http://deeplearning.net/</text:span></text:a></text:p>
      <text:p text:style-name="Standard">Xilinx boards and training: <text:a xlink:type="simple" xlink:href="http://www.xilinx.com/training/"><text:span text:style-name="Internet_20_link">http://www.xilinx.com/training/</text:span></text:a></text:p>
      <text:p text:style-name="Standard">Deep Learning framework: <text:a xlink:type="simple" xlink:href="http://caffe.berkeleyvision.org/"><text:span text:style-name="Internet_20_link">http://caffe.berkeleyvision.org/</text:span></text:a></text:p>
      <text:p text:style-name="Standard">OpenCL - AMD “CUDA” AMD APU <text:a xlink:type="simple" xlink:href="http://developer.amd.com/tools-and-sdks/opencl-zone/"><text:span text:style-name="Internet_20_link">http://developer.amd.com/tools-and-sdks/opencl-zone/</text:span></text:a></text:p>
      <text:p text:style-name="Standard"/>
      <text:p text:style-name="Standard">Interesting topics <text:span text:style-name="T1"></text:span> OpenCL and CUDA to build libraries for AI and Machine Learning acceleration (evolutionary algorithms, ANNs, optimisation algorithms…)</text:p>
      <text:p text:style-name="Standard"/>
      <text:p text:style-name="Standard">Massively parallel programming for quadratic assignment problem solving</text:p>
      <text:p text:style-name="Standard"/>
      <text:p text:style-name="P6">Ben</text:p>
      <text:p text:style-name="Standard">Background in Computational Intelligence</text:p>
      <text:p text:style-name="Standard">Knows of CUDA and GPU programming (not in practice) and parallelising programming</text:p>
      <text:p text:style-name="Standard">Knows C programming at a low level</text:p>
      <text:p text:style-name="Standard">Willingness to supervise</text:p>
      <text:p text:style-name="Standard">Library of CI techniques <text:span text:style-name="T1"></text:span> the optimisation bit is not the bottleneck, the model itself might be</text:p>
      <text:list xml:id="list1090827887646295074" text:style-name="WWNum1">
        <text:list-item>
          <text:p text:style-name="P21">Optimisation GPGPU may be on the evaluation or better modelling</text:p>
        </text:list-item>
        <text:list-item>
          <text:p text:style-name="P21">Fuzzy logic can be quite demanding =&gt; parallel this? Probably the best candidate to optimise with GPGPU; GAs when evaluating generations</text:p>
        </text:list-item>
      </text:list>
      <text:p text:style-name="Standard">Two projects that could align:</text:p>
      <text:list xml:id="list1719190870437576804" text:style-name="WWNum2">
        <text:list-item>
          <text:p text:style-name="P22"><text:soft-page-break/>Combine fuzzy logic and game theory <text:span text:style-name="T1"></text:span> apply to intelligent transports (those two things) to improve decision making</text:p>
        </text:list-item>
        <text:list-item>
          <text:p text:style-name="P22">SUMO, existing software, currently non-parallelised; simulator where each vehicle is being simulated in a large scenario; simulation of a traffic network. GPGPU could speed up the simulation. </text:p>
        </text:list-item>
      </text:list>
      <text:p text:style-name="Standard">Send an email with an abstract and a proposed title with my interests</text:p>
      <text:p text:style-name="Standard">Logan’s run; CI for intelligent traffic</text:p>
      <text:p text:style-name="Standard"/>
      <text:p text:style-name="Standard"/>
      <text:p text:style-name="Standard">DEEP LEARNING</text:p>
      <text:p text:style-name="Standard">Deep CNN architectures <text:span text:style-name="T1"></text:span> <text:a xlink:type="simple" xlink:href="http://cs231n.github.io/convolutional-networks/"><text:span text:style-name="Internet_20_link">http://cs231n.github.io/convolutional-networks/</text:span></text:a>)</text:p>
      <text:p text:style-name="Standard">ResNet (Residual Networks) state of the art in CNNs</text:p>
      <text:p text:style-name="Standard"/>
      <text:p text:style-name="Standard"/>
      <text:p text:style-name="P17">General structure of the report</text:p>
      <text:p text:style-name="P1">Abstract</text:p>
      <text:p text:style-name="P1">Introduction</text:p>
      <text:list xml:id="list7963033575892637385" text:style-name="WWNum3">
        <text:list-item>
          <text:p text:style-name="P8">resurgence of machine learning thanks to massive parallel processing (GPGPU) to form Deep Learning</text:p>
        </text:list-item>
        <text:list-item>
          <text:p text:style-name="P8">importance of visual input in how humans interact with the world</text:p>
        </text:list-item>
        <text:list-item>
          <text:p text:style-name="P8">Convolutional neural networks to process images and detect features</text:p>
        </text:list-item>
        <text:list-item>
          <text:p text:style-name="P8">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8">Overview of unsupervised training methods for deep learning → Reinforcement learning, Deep Q-network</text:p>
        </text:list-item>
        <text:list-item>
          <text:p text:style-name="P8">Overview of evolutionary strategies and algorithms → genetic algorithms, NEAT, Hyper-NEAT / ES-Hyper-NEAT</text:p>
        </text:list-item>
        <text:list-item>
          <text:p text:style-name="P8">Talk about RL policy search (EA, fitness based) vs value function search (TD, tune from examples) </text:p>
        </text:list-item>
        <text:list-item>
          <text:p text:style-name="P18">EA as an effective tool for RL tasks (Evolutionary computation for RL for reasons); <text:span text:style-name="T11">basis for evolutionary algorithms in RL from that work and EA for RL.</text:span></text:p>
        </text:list-item>
        <text:list-item>
          <text:p text:style-name="P20">NEAT+Q approach i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span text:style-name="T12">[1]</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p>
        </text:list-item>
        <text:list-item>
          <text:p text:style-name="P20"/>
        </text:list-item>
        <text:list-item>
          <text:p text:style-name="P18">Other neuroevolution of topologies methods: TWEANS (topology and weight evolving ANNS) 3 14 17 61 75</text:p>
          <text:list>
            <text:list-item>
              <text:p text:style-name="P18">An evolutionary algorithm that constructs recurrent Nns</text:p>
            </text:list-item>
            <text:list-item>
              <text:p text:style-name="P18">Neuroevolution: from architectures to learning</text:p>
            </text:list-item>
            <text:list-item>
              <text:p text:style-name="P18">Evolving artificial neural networks (Yao)</text:p>
            </text:list-item>
            <text:list-item>
              <text:p text:style-name="P19">Challenges of TWEANS: 1) competing conventions problem; <text:span text:style-name="T15">2) protection of innovation long enough</text:spa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span text:style-name="T12">[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p>
            </text:list-item>
          </text:list>
        </text:list-item>
      </text:list>
      <text:p text:style-name="P1">Task</text:p>
      <text:list xml:id="list4627463501255330511" text:style-name="WWNum5">
        <text:list-item>
          <text:p text:style-name="P9">ViZDoom framework, description of different scenarios</text:p>
        </text:list-item>
        <text:list-item>
          <text:p text:style-name="P9">Keras as a deep learning framework to use CNNs</text:p>
        </text:list-item>
      </text:list>
      <text:p text:style-name="P1">Approach</text:p>
      <text:list xml:id="list1923254137808554836" text:style-name="WWNum4">
        <text:list-item>
          <text:p text:style-name="P10">Using NEAT / Hyper-NEAT to evolve the topology and weight values of a CNN to solve various scenarios in ViZDoom</text:p>
        </text:list-item>
        <text:list-item>
          <text:p text:style-name="P10"><text:soft-page-break/>Naive approach (direct NEAT) does not work → high dimensionality</text:p>
        </text:list-item>
        <text:list-item>
          <text:p text:style-name="P10">Dimensionality reduction by evolving a CNN that learns the most important features on an image (not compression)</text:p>
        </text:list-item>
        <text:list-item>
          <text:p text:style-name="P10">From features, NEAT / Hyper-NEAT is used to evolve a controller on different scenarios</text:p>
        </text:list-item>
      </text:list>
      <text:p text:style-name="P1">Methodology</text:p>
      <text:list xml:id="list1906647455436691668" text:style-name="WWNum6">
        <text:list-item>
          <text:p text:style-name="P11">Custom genetic algorithm to evolve Feature Detector → best candidate is then passed on to the next stage</text:p>
          <text:list>
            <text:list-item>
              <text:p text:style-name="P11">EA for RL article as a basis to design it (phenotype-genotype mapping, mutation operators, EA as opposed to TD)</text:p>
            </text:list-item>
            <text:list-item>
              <text:p text:style-name="P11">Image set is selected to show a representative collection of situations on each scenario (enemy in different locations, all items...)</text:p>
            </text:list-item>
            <text:list-item>
              <text:p text:style-name="P11">Trained until convergence? (at the moment, 1000 generations)</text:p>
            </text:list-item>
            <text:list-item>
              <text:p text:style-name="P11">Phenotype-genotype mapping is done to conserve phenotype similarity to genotype similarity, suggested for optimal EA (Holland, 1975 in EA for RL)</text:p>
            </text:list-item>
          </text:list>
        </text:list-item>
        <text:list-item>
          <text:p text:style-name="P14"><text:span text:style-name="T2">NEAT / HyperNEAT then evolves the controller (input = features, output = actions; </text:span><text:span text:style-name="T3">action-selection network [Evolutionary Computation for RL] vs multi-output network</text:span><text:span text:style-name="T2">)</text:span></text:p>
          <text:list>
            <text:list-item>
              <text:p text:style-name="P11">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11">Individual fitness calculated over sufficient episodes depending on the scenario (if the initial location is random, more than one scenario)</text:p>
            </text:list-item>
            <text:list-item>
              <text:p text:style-name="P11">Partial rewards (shaping rewards) are used in each scenario to aid training (scenario-dependent) → tackling the credit assignment problem</text:p>
              <text:list>
                <text:list-item>
                  <text:p text:style-name="P11">Killing enemy, surviving time, picking up items</text:p>
                </text:list-item>
              </text:list>
            </text:list-item>
            <text:list-item>
              <text:p text:style-name="P11">Trained until convergence? At the moment, stopped when it slows down</text:p>
            </text:list-item>
          </text:list>
        </text:list-item>
        <text:list-item>
          <text:p text:style-name="P11">Testing final performance → scenario dependent, but average score over 100 episodes</text:p>
        </text:list-item>
      </text:list>
      <text:p text:style-name="P1">Experimentation (focus on only one weapon, Pistol)</text:p>
      <text:list xml:id="list3753757702100756046" text:style-name="WWNum7">
        <text:list-item>
          <text:p text:style-name="P12">Series of experiments to determine the influence of certain design factors</text:p>
        </text:list-item>
        <text:list-item>
          <text:p text:style-name="P12">Feature detector:</text:p>
          <text:list>
            <text:list-item>
              <text:p text:style-name="P12">Number of features (tie with controller experiments)</text:p>
            </text:list-item>
            <text:list-item>
              <text:p text:style-name="P12"><text:soft-page-break/>Network architecture</text:p>
            </text:list-item>
            <text:list-item>
              <text:p text:style-name="P12">Size and nature of training image set (many random pics, selected few)</text:p>
            </text:list-item>
            <text:list-item>
              <text:p text:style-name="P12">Evolution parameters (only if time allows it)</text:p>
            </text:list-item>
            <text:list-item>
              <text:p text:style-name="P12">Plot fitness (assumption, higher diversity gives higher discerning capabilities later on)</text:p>
            </text:list-item>
          </text:list>
        </text:list-item>
        <text:list-item>
          <text:p text:style-name="P12">Controller:</text:p>
          <text:list>
            <text:list-item>
              <text:p text:style-name="P12">Number of features (tie with FD experiments)</text:p>
            </text:list-item>
            <text:list-item>
              <text:p text:style-name="P12">Different shaping rewards (shooting_reward, poisoning over time)</text:p>
            </text:list-item>
            <text:list-item>
              <text:p text:style-name="P12">Number of states (1 vs 3 vs 5)</text:p>
            </text:list-item>
            <text:list-item>
              <text:p text:style-name="P12">NEAT vs ES-HyperNEAT</text:p>
            </text:list-item>
            <text:list-item>
              <text:p text:style-name="P12">Output nature: 1 action = 1 state vs 1 action/axis = 1 output unit</text:p>
            </text:list-item>
          </text:list>
        </text:list-item>
        <text:list-item>
          <text:p text:style-name="P12">Compare performance with:</text:p>
          <text:list>
            <text:list-item>
              <text:p text:style-name="P12">Supervised CNN</text:p>
            </text:list-item>
            <text:list-item>
              <text:p text:style-name="P12">RL CNN</text:p>
            </text:list-item>
          </text:list>
        </text:list-item>
      </text:list>
      <text:p text:style-name="P1">Discussion</text:p>
      <text:p text:style-name="P1">Conclusions and further work</text:p>
      <text:list xml:id="list5844364218529801313" text:style-name="WWNum8">
        <text:list-item>
          <text:p text:style-name="P13">Looking at co-evolution and distributed methods to evolve Fds and Controllers (Larranaga and Lozano, 2002; Hansen et al, 2003; Rubinstein and Kroese, 2004).</text:p>
        </text:list-item>
        <text:list-item>
          <text:p text:style-name="P13">Limitations of EA (EA for RL): online training, rarely visited states (sections of the genome that would react to them accummulate mutations as there is not evol pressure over them)</text:p>
        </text:list-item>
        <text:list-item>
          <text:p text:style-name="P15"><text:span text:style-name="T2">Using evolutionary function approximation (combination of EA and TD </text:span><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14">[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2">⁠ </text:span><text:span text:style-name="T4">or other hybrid methods (XCS using learning classifier systems)</text:span></text:p>
        </text:list-item>
      </text:list>
      <text:p text:style-name="P1"/>
      <text:p text:style-name="P17">Introduction</text:p>
      <text:p text:style-name="P16">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6">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5">to explore the suitability of Evolutionary algorithms for the optimisation of convolutional networks </text:span><text:span text:style-name="T6">-with particular interest on the NEAT algorithm</text:span> [10]- <text:s/>in a <text:span text:style-name="T2">complex</text:span>, real-time scenario <text:span text:style-name="T5">based on visual input</text:span><text:bookmark-end text:name="__DdeLink__316_451168144"/>.</text:p>
      <text:p text:style-name="Standard"/>
      <text:p text:style-name="P16">Relevant publications </text:p>
      <text:p text:style-name="Standard">The foundation of this project is to use Neural Networks as a means to effectively interpret image data to control a game bot. In the literature this is commonly referred as <text:span text:style-name="T7">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6">Objectives and deliverables</text:p>
      <text:list xml:id="list123849137745268" text:continue-list="list1719190870437576804" text:style-name="WWNum2">
        <text:list-item>
          <text:p text:style-name="P23">To explore the suitability of Evolutionary algorithms for the optimisation of deep neural networks in a complex, real-time, large decision space scenario.</text:p>
        </text:list-item>
        <text:list-item>
          <text:p text:style-name="P24">To use the findings to implement visual controllers to complete task-specific scenarios in ViZDoom.</text:p>
        </text:list-item>
      </text:list>
      <text:p text:style-name="P3"/>
      <text:p text:style-name="P4">Intro from article</text:p>
      <text:p text:style-name="P4"/>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9"> [1] [2]</text:span>. Previous successful submissions include Finite State modular approaches<text:span text:style-name="T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9">[1]</text:span><text:span text:style-name="T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9"> [7]</text:span><text:span text:style-name="T8"> to an attempt to General Game Play for Atari videogames</text:span><text:span text:style-name="T9"> [8]</text:span><text:span text:style-name="T8">. In the driving domain, one of the first implementations to use visual information as the main input for steering is ALVINN [9]</text:span><text:span text:style-name="T9">, a system for land vehicles that uses a 3 layer recurrent neural network to process input from a camera and a laser ranger to produce a recommended steering direction</text:span><text:span text:style-name="T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9"> [11] [12]</text:span><text:span text:style-name="T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9"> [13]</text:span>, particularly in image classification<text:span text:style-name="T9"> [14]</text:span> and pattern recognition [15]<text:span text:style-name="T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2"><text:span text:style-name="T2">Recent advances in game AI can be attributed to the application of deep CNNs (with multiple layers) to decision making: deep reinforcement learning to play Atari games</text:span><text:span text:style-name="T10"> [18]</text:span><text:span text:style-name="T2"> and the newsworthy AlphaGo computer player that defeated the world champions</text:span><text:span text:style-name="T10"> [17]</text:span><text:span text:style-name="T2">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7-24T12:38:48.508919478</dc:date>
    <meta:editing-cycles>24</meta:editing-cycles>
    <meta:editing-duration>PT31M6S</meta:editing-duration>
    <meta:generator>LibreOffice/4.2.8.2$Linux_X86_64 LibreOffice_project/420m0$Build-2</meta:generator>
    <meta:document-statistic meta:table-count="0" meta:image-count="0" meta:object-count="0" meta:page-count="9" meta:paragraph-count="118" meta:word-count="2458" meta:character-count="16179" meta:non-whitespace-character-count="13887"/>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